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Standard">
      <style:paragraph-properties fo:text-align="start" style:justify-single-word="false" style:page-number="auto" style:writing-mode="lr-tb"/>
      <style:text-properties style:font-name="Liberation Serif" fo:font-size="12pt" officeooo:paragraph-rsid="0020caf8" style:font-size-asian="12pt" style:font-size-complex="12pt"/>
    </style:style>
    <style:style style:name="P2" style:family="paragraph" style:parent-style-name="Standard">
      <style:paragraph-properties fo:text-align="start" style:justify-single-word="false" style:writing-mode="lr-tb"/>
      <style:text-properties style:font-name="Liberation Serif" fo:font-size="12pt" officeooo:paragraph-rsid="0020caf8" style:font-size-asian="12pt" style:font-size-complex="12pt"/>
    </style:style>
    <style:style style:name="P3" style:family="paragraph" style:parent-style-name="Standard">
      <style:paragraph-properties fo:text-align="start" style:justify-single-word="false" style:writing-mode="lr-tb"/>
      <style:text-properties officeooo:paragraph-rsid="0022db57"/>
    </style:style>
    <style:style style:name="T1" style:family="text">
      <style:text-properties style:use-window-font-color="true" fo:language="en" fo:country="US" officeooo:rsid="0020caf8" style:letter-kerning="true" style:font-name-asian="Noto Serif CJK SC" style:language-asian="zh" style:country-asian="CN" style:font-name-complex="Lohit Devanagari" style:language-complex="hi" style:country-complex="IN"/>
    </style:style>
    <style:style style:name="T2" style:family="text">
      <style:text-properties officeooo:rsid="0020caf8"/>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0caf8"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22db57" style:font-size-asian="12pt" style:font-size-complex="12pt"/>
    </style:style>
    <style:style style:name="T6" style:family="text">
      <style:text-properties fo:font-variant="normal" fo:text-transform="none" fo:color="#000000" style:font-name="Liberation Serif" fo:font-size="12pt" fo:letter-spacing="normal" fo:language="en" fo:country="US" fo:font-style="normal" fo:font-weight="normal" officeooo:rsid="0020caf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fo:font-variant="normal" fo:text-transform="none" fo:color="#000000" style:font-name="Liberation Serif" fo:font-size="12pt" fo:letter-spacing="normal" fo:language="en" fo:country="US" fo:font-style="normal" fo:font-weight="normal" officeooo:rsid="0022db57"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font-name="Liberation Serif" fo:font-size="12pt" officeooo:rsid="0022db57" style:font-size-asian="12pt" style:font-size-complex="12pt"/>
    </style:style>
    <style:style style:name="T9" style:family="text">
      <style:text-properties officeooo:rsid="0022db5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n this part, we performed a k-fold cross validation analysis to estimate the value of the Mean Square Error of our model </text:span><text:span text:style-name="T1">of a seventh degree</text:span><text:span text:style-name="T2"> polynomial. We estimated this quantity using 5 and 10 folds. </text:span></text:p>
      <text:p text:style-name="P2"/>
      <text:p text:style-name="P3"><text:span text:style-name="T8">The cross validation analysis gives estimates of </text:span><text:span text:style-name="T5">0.0033 </text:span><text:span text:style-name="T4">and 0.0021, for 5- and 10-folds, respectively, </text:span><text:span text:style-name="T5">which are both relatively lower than the estimate of this quantity from bootstrap at the same model complexity, </text:span><text:span text:style-name="T4">0.1019. This illustrates the fact that cross validation gives an over optimistic </text:span><text:span text:style-name="T6">estimate</text:span><text:span text:style-name="T4"> for this error.</text:span></text:p>
      <text:p text:style-name="P3"><text:span text:style-name="T4"/></text:p>
      <text:p text:style-name="P3"><text:span text:style-name="T6">I</text:span><text:span text:style-name="T7">t is also important to note that</text:span><text:span text:style-name="T5"> the bootstrap approach is closer to the real scenario because after each bootstrapping iteration, the model is tested on the same test set, whereas in cross validation, each time the test set is chang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4T10:19:07</meta:creation-date>
    <dc:language>en-US</dc:language>
    <dc:date>2020-09-30T19:46:08.510869068</dc:date>
    <meta:editing-cycles>11</meta:editing-cycles>
    <meta:editing-duration>PT11H34M40S</meta:editing-duration>
    <meta:generator>LibreOffice/6.3.5.2$Linux_X86_64 LibreOffice_project/30$Build-2</meta:generator>
    <meta:document-statistic meta:table-count="0" meta:image-count="0" meta:object-count="0" meta:page-count="1" meta:paragraph-count="3" meta:word-count="126" meta:character-count="760" meta:non-whitespace-character-count="636"/>
  </office:meta>
</office:document-meta>
</file>